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paragraph-rsid="03887c6f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9a1927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ab8851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b4288f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officeooo:rsid="0388c6b3" officeooo:paragraph-rsid="03efbb1c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officeooo:rsid="038bf114" officeooo:paragraph-rsid="038bf114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8cb220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e080ed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officeooo:rsid="039032f5" officeooo:paragraph-rsid="039032f5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officeooo:rsid="039b94b5" officeooo:paragraph-rsid="039b94b5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9f2ed0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ad35b5"/>
    </style:style>
    <style:style style:name="P15" style:family="paragraph" style:parent-style-name="Text_20_body">
      <style:paragraph-properties fo:line-height="100%" fo:text-align="end" style:justify-single-word="false" style:writing-mode="rl-tb"/>
      <style:text-properties officeooo:rsid="03a0a576" officeooo:paragraph-rsid="03a23f4a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officeooo:rsid="03ad35b5" officeooo:paragraph-rsid="03ad35b5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1a75c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2afaa"/>
    </style:style>
    <style:style style:name="P19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officeooo:rsid="03bafee9" officeooo:paragraph-rsid="03bafee9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rsid="03ccae73" officeooo:paragraph-rsid="03ccae73"/>
    </style:style>
    <style:style style:name="P2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2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78b451" fo:background-color="transparent"/>
    </style:style>
    <style:style style:name="P2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2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2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bf2832" fo:background-color="transparent"/>
    </style:style>
    <style:style style:name="P2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2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2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3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4199" officeooo:paragraph-rsid="03c64199" fo:background-color="transparent"/>
    </style:style>
    <style:style style:name="P3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b72b" officeooo:paragraph-rsid="03c6b72b" fo:background-color="transparent"/>
    </style:style>
    <style:style style:name="P3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b7502" officeooo:paragraph-rsid="03db7502" fo:background-color="transparent"/>
    </style:style>
    <style:style style:name="P3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3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f1495c" fo:background-color="transparent"/>
    </style:style>
    <style:style style:name="P3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27846" officeooo:paragraph-rsid="03e64e6e" fo:background-color="transparent"/>
    </style:style>
    <style:style style:name="P36" style:family="paragraph" style:parent-style-name="Text_20_body">
      <style:paragraph-properties fo:line-height="100%"/>
      <style:text-properties officeooo:rsid="03642aa1" officeooo:paragraph-rsid="03642aa1"/>
    </style:style>
    <style:style style:name="P37" style:family="paragraph" style:parent-style-name="Text_20_body">
      <style:paragraph-properties fo:line-height="100%"/>
      <style:text-properties officeooo:rsid="03827fc2" officeooo:paragraph-rsid="0386ae7c"/>
    </style:style>
    <style:style style:name="P38" style:family="paragraph" style:parent-style-name="Text_20_body">
      <style:paragraph-properties fo:line-height="100%"/>
      <style:text-properties officeooo:rsid="03846b87" officeooo:paragraph-rsid="03846b87"/>
    </style:style>
    <style:style style:name="P39" style:family="paragraph" style:parent-style-name="Text_20_body">
      <style:paragraph-properties fo:line-height="100%"/>
      <style:text-properties officeooo:rsid="03b57b00" officeooo:paragraph-rsid="03b57b00"/>
    </style:style>
    <style:style style:name="P40" style:family="paragraph" style:parent-style-name="Text_20_body">
      <style:paragraph-properties fo:line-height="100%"/>
      <style:text-properties officeooo:paragraph-rsid="03887c6f"/>
    </style:style>
    <style:style style:name="P41" style:family="paragraph" style:parent-style-name="Text_20_body">
      <style:paragraph-properties fo:line-height="100%"/>
      <style:text-properties officeooo:rsid="03e1cf92" officeooo:paragraph-rsid="03e1cf92"/>
    </style:style>
    <style:style style:name="P42" style:family="paragraph" style:parent-style-name="Text_20_body">
      <style:paragraph-properties fo:line-height="100%" fo:text-align="start" style:justify-single-word="false" style:writing-mode="lr-tb"/>
      <style:text-properties officeooo:rsid="036ae1f4" officeooo:paragraph-rsid="036ae1f4"/>
    </style:style>
    <style:style style:name="P43" style:family="paragraph" style:parent-style-name="Text_20_body">
      <style:paragraph-properties fo:line-height="100%" fo:text-align="start" style:justify-single-word="false" style:writing-mode="lr-tb"/>
      <style:text-properties officeooo:rsid="038cb220" officeooo:paragraph-rsid="038cb220"/>
    </style:style>
    <style:style style:name="P44" style:family="paragraph" style:parent-style-name="Text_20_body">
      <style:paragraph-properties fo:line-height="100%" fo:text-align="start" style:justify-single-word="false" style:writing-mode="lr-tb"/>
      <style:text-properties officeooo:rsid="039b94b5" officeooo:paragraph-rsid="039b94b5"/>
    </style:style>
    <style:style style:name="P45" style:family="paragraph" style:parent-style-name="Text_20_body">
      <style:paragraph-properties fo:line-height="100%" fo:text-align="start" style:justify-single-word="false" style:writing-mode="lr-tb"/>
      <style:text-properties fo:font-size="12pt" officeooo:paragraph-rsid="03a8614f" style:font-size-asian="12pt" style:font-size-complex="12pt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rsid="03ab8851" officeooo:paragraph-rsid="03ab8851" fo:background-color="transparent"/>
    </style:style>
    <style:style style:name="P47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48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c54007" fo:background-color="transparent"/>
    </style:style>
    <style:style style:name="P49" style:family="paragraph" style:parent-style-name="Standard">
      <style:paragraph-properties fo:line-height="100%" fo:text-align="start" style:justify-single-word="false" style:writing-mode="lr-tb"/>
      <style:text-properties style:use-window-font-color="true" fo:background-color="transparent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style:use-window-font-color="true" officeooo:rsid="03ab8851" fo:background-color="transparent"/>
    </style:style>
    <style:style style:name="P5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c8d4a4" fo:background-color="transparent"/>
    </style:style>
    <style:style style:name="P5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41029" officeooo:paragraph-rsid="03db7502" fo:background-color="transparent" style:font-weight-asian="normal" style:font-weight-complex="normal"/>
    </style:style>
    <style:style style:name="P5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54" style:family="paragraph" style:parent-style-name="Heading_20_1">
      <style:paragraph-properties fo:line-height="100%"/>
      <style:text-properties officeooo:rsid="0341ae22" officeooo:paragraph-rsid="0341ae22"/>
    </style:style>
    <style:style style:name="P55" style:family="paragraph" style:parent-style-name="Text_20_body">
      <style:paragraph-properties fo:line-height="100%" fo:text-align="start" style:justify-single-word="false" style:writing-mode="lr-tb"/>
      <style:text-properties officeooo:rsid="03887c6f" officeooo:paragraph-rsid="03887c6f"/>
    </style:style>
    <style:style style:name="P56" style:family="paragraph" style:parent-style-name="Text_20_body">
      <style:paragraph-properties fo:line-height="100%" fo:text-align="end" style:justify-single-word="false" style:writing-mode="rl-tb"/>
      <style:text-properties officeooo:rsid="03efbb1c" officeooo:paragraph-rsid="03efbb1c"/>
    </style:style>
    <style:style style:name="P57" style:family="paragraph" style:parent-style-name="Text_20_body">
      <style:paragraph-properties fo:line-height="100%"/>
      <style:text-properties officeooo:rsid="03bf2832" officeooo:paragraph-rsid="03642aa1"/>
    </style:style>
    <style:style style:name="P58" style:family="paragraph" style:parent-style-name="Text_20_body">
      <style:paragraph-properties fo:line-height="100%"/>
      <style:text-properties officeooo:rsid="037ec5d6" officeooo:paragraph-rsid="03f58705"/>
    </style:style>
    <style:style style:name="P59" style:family="paragraph" style:parent-style-name="Text_20_body">
      <style:paragraph-properties fo:line-height="100%"/>
      <style:text-properties officeooo:rsid="03f5bdba" officeooo:paragraph-rsid="03f5bdba"/>
    </style:style>
    <style:style style:name="T1" style:family="text">
      <style:text-properties fo:font-weight="bold" officeooo:rsid="03c82481" style:font-weight-asian="bold" style:font-weight-complex="bold"/>
    </style:style>
    <style:style style:name="T2" style:family="text">
      <style:text-properties fo:font-weight="bold" officeooo:rsid="03cbb6a3" style:font-weight-asian="bold" style:font-weight-complex="bold"/>
    </style:style>
    <style:style style:name="T3" style:family="text">
      <style:text-properties fo:font-weight="bold" officeooo:rsid="03d41029" style:font-weight-asian="bold" style:font-weight-complex="bold"/>
    </style:style>
    <style:style style:name="T4" style:family="text">
      <style:text-properties officeooo:rsid="03390305"/>
    </style:style>
    <style:style style:name="T5" style:family="text">
      <style:text-properties officeooo:rsid="0371b7ee"/>
    </style:style>
    <style:style style:name="T6" style:family="text">
      <style:text-properties officeooo:rsid="0375b986"/>
    </style:style>
    <style:style style:name="T7" style:family="text">
      <style:text-properties officeooo:rsid="03cbb6a3" style:font-weight-asian="normal" style:font-weight-complex="normal"/>
    </style:style>
    <style:style style:name="T8" style:family="text">
      <style:text-properties officeooo:rsid="03d41029" style:font-weight-asian="normal" style:font-weight-complex="normal"/>
    </style:style>
    <style:style style:name="T9" style:family="text">
      <style:text-properties officeooo:rsid="03ec1031" style:font-weight-asian="normal" style:font-weight-complex="normal"/>
    </style:style>
    <style:style style:name="T10" style:family="text">
      <style:text-properties officeooo:rsid="037d3f3e"/>
    </style:style>
    <style:style style:name="T11" style:family="text">
      <style:text-properties officeooo:rsid="038031df"/>
    </style:style>
    <style:style style:name="T12" style:family="text">
      <style:text-properties fo:font-size="10pt" officeooo:rsid="038031df" style:font-size-asian="10pt" style:font-size-complex="10pt"/>
    </style:style>
    <style:style style:name="T13" style:family="text">
      <style:text-properties fo:font-size="10pt" officeooo:rsid="03f58705" style:font-size-asian="10pt" style:font-size-complex="10pt"/>
    </style:style>
    <style:style style:name="T14" style:family="text">
      <style:text-properties officeooo:rsid="036ae1f4"/>
    </style:style>
    <style:style style:name="T15" style:family="text">
      <style:text-properties officeooo:rsid="038641a4"/>
    </style:style>
    <style:style style:name="T16" style:family="text">
      <style:text-properties officeooo:rsid="0386ae7c"/>
    </style:style>
    <style:style style:name="T17" style:family="text">
      <style:text-properties officeooo:rsid="03887c6f"/>
    </style:style>
    <style:style style:name="T18" style:family="text">
      <style:text-properties officeooo:rsid="038e0ee9"/>
    </style:style>
    <style:style style:name="T19" style:family="text">
      <style:text-properties officeooo:rsid="038e84a2"/>
    </style:style>
    <style:style style:name="T20" style:family="text">
      <style:text-properties officeooo:rsid="03904413"/>
    </style:style>
    <style:style style:name="T21" style:family="text">
      <style:text-properties officeooo:rsid="039b94b5"/>
    </style:style>
    <style:style style:name="T22" style:family="text">
      <style:text-properties style:font-name="Droid Sans Mono" fo:font-size="10.5pt" fo:font-weight="normal"/>
    </style:style>
    <style:style style:name="T23" style:family="text">
      <style:text-properties style:font-name="Droid Sans Mono" fo:font-size="10.5pt" fo:font-weight="normal" officeooo:rsid="03b4288f"/>
    </style:style>
    <style:style style:name="T24" style:family="text">
      <style:text-properties style:font-name="Droid Sans Mono" fo:font-size="10.5pt" fo:font-weight="normal" officeooo:rsid="03b57b00"/>
    </style:style>
    <style:style style:name="T25" style:family="text">
      <style:text-properties officeooo:rsid="039d77ea"/>
    </style:style>
    <style:style style:name="T26" style:family="text">
      <style:text-properties officeooo:rsid="03a23f4a"/>
    </style:style>
    <style:style style:name="T27" style:family="text">
      <style:text-properties officeooo:rsid="03a34640"/>
    </style:style>
    <style:style style:name="T28" style:family="text">
      <style:text-properties officeooo:rsid="03a560e1"/>
    </style:style>
    <style:style style:name="T29" style:family="text">
      <style:text-properties style:use-window-font-color="true" officeooo:rsid="03887c6f" fo:background-color="transparent" loext:char-shading-value="0"/>
    </style:style>
    <style:style style:name="T30" style:family="text">
      <style:text-properties style:use-window-font-color="true" style:font-name="Droid Sans Mono" fo:font-weight="normal" fo:background-color="transparent" loext:char-shading-value="0"/>
    </style:style>
    <style:style style:name="T31" style:family="text">
      <style:text-properties style:use-window-font-color="true" style:font-name="Droid Sans Mono" fo:font-weight="normal" officeooo:rsid="03a8614f" fo:background-color="transparent" loext:char-shading-value="0"/>
    </style:style>
    <style:style style:name="T32" style:family="text">
      <style:text-properties style:use-window-font-color="true" style:font-name="Droid Sans Mono" fo:font-weight="normal" officeooo:rsid="03cbb6a3" fo:background-color="transparent" loext:char-shading-value="0"/>
    </style:style>
    <style:style style:name="T33" style:family="text">
      <style:text-properties officeooo:rsid="03ab8851"/>
    </style:style>
    <style:style style:name="T34" style:family="text">
      <style:text-properties officeooo:rsid="03abbbf4"/>
    </style:style>
    <style:style style:name="T35" style:family="text">
      <style:text-properties officeooo:rsid="03ad35b5"/>
    </style:style>
    <style:style style:name="T36" style:family="text">
      <style:text-properties officeooo:rsid="03ad4e9f"/>
    </style:style>
    <style:style style:name="T37" style:family="text">
      <style:text-properties officeooo:rsid="03ae31d0"/>
    </style:style>
    <style:style style:name="T38" style:family="text">
      <style:text-properties officeooo:rsid="03b2afaa"/>
    </style:style>
    <style:style style:name="T39" style:family="text">
      <style:text-properties officeooo:rsid="03b57b00"/>
    </style:style>
    <style:style style:name="T40" style:family="text">
      <style:text-properties officeooo:rsid="03bc6b63"/>
    </style:style>
    <style:style style:name="T41" style:family="text">
      <style:text-properties officeooo:rsid="03bf2832"/>
    </style:style>
    <style:style style:name="T42" style:family="text">
      <style:text-properties officeooo:rsid="03c0bd9e"/>
    </style:style>
    <style:style style:name="T43" style:family="text">
      <style:text-properties officeooo:rsid="03c3b54d"/>
    </style:style>
    <style:style style:name="T44" style:family="text">
      <style:text-properties officeooo:rsid="03c64199"/>
    </style:style>
    <style:style style:name="T45" style:family="text">
      <style:text-properties officeooo:rsid="03c8205e"/>
    </style:style>
    <style:style style:name="T46" style:family="text">
      <style:text-properties officeooo:rsid="03c8d4a4"/>
    </style:style>
    <style:style style:name="T47" style:family="text">
      <style:text-properties officeooo:rsid="03c8f853"/>
    </style:style>
    <style:style style:name="T48" style:family="text">
      <style:text-properties officeooo:rsid="03ce267f"/>
    </style:style>
    <style:style style:name="T49" style:family="text">
      <style:text-properties officeooo:rsid="03d7f7e1"/>
    </style:style>
    <style:style style:name="T50" style:family="text">
      <style:text-properties officeooo:rsid="03d9aab4"/>
    </style:style>
    <style:style style:name="T51" style:family="text">
      <style:text-properties officeooo:rsid="03e4f4ff"/>
    </style:style>
    <style:style style:name="T52" style:family="text">
      <style:text-properties officeooo:rsid="03e7951f"/>
    </style:style>
    <style:style style:name="T53" style:family="text">
      <style:text-properties officeooo:rsid="03e7a5b6"/>
    </style:style>
    <style:style style:name="T54" style:family="text">
      <style:text-properties officeooo:rsid="03ec1031"/>
    </style:style>
    <style:style style:name="T55" style:family="text">
      <style:text-properties officeooo:rsid="03ee5c55"/>
    </style:style>
    <style:style style:name="T56" style:family="text">
      <style:text-properties officeooo:rsid="03efbb1c"/>
    </style:style>
    <style:style style:name="T57" style:family="text">
      <style:text-properties officeooo:rsid="03f1495c"/>
    </style:style>
    <style:style style:name="T58" style:family="text">
      <style:text-properties officeooo:rsid="03e1cf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תרגיל בית 2</text:h>
      <text:p text:style-name="P36">בתרגיל זה נעשה מספר ניסויים שמטרתם להכיר את הקומפיילר <text:span text:style-name="T10">החכם של C++ </text:span>ואת הדברים שהוא עושה <text:span text:style-name="T10">עבורנו מאחרי הקלעים.</text:span></text:p>
      <text:p text:style-name="P58">שימו לב: התשובות לרוב השאלות לא נלמדו בהרצאה. נסו לענות עליהן כמיטב יכולתכם ע"י (א)<text:span text:style-name="T28"> הגיון, (ב)</text:span> <text:span text:style-name="T28">אינטואיציה</text:span>, (<text:span text:style-name="T28">ג</text:span>) ניסוי וטעיה, (<text:span text:style-name="T28">ד</text:span>) <text:span text:style-name="T11">קריאה באינטרנט למשל <text:line-break/>כאן: </text:span><text:span text:style-name="T12">https://www3.nd.edu/~dthain/courses/cse40243/fall2015/intel-intro.html</text:span><text:span text:style-name="T11"> <text:s/><text:line-break/>או כאן: </text:span><text:span text:style-name="T12">https://youtu.be/bSkpMdDe4g4</text:span><text:span text:style-name="T13"> <text:s/>(סרטון מעולה, מומלץ מאד).</text:span><text:span text:style-name="T11"><text:line-break/>(ה) אם אתם מסתבכים תבואו לשאול אותנו, התרגיל לא אמור לקחת מעל חצי יום!</text:span></text:p>
      <text:p text:style-name="P59">הגשה בזוגות. <text:span text:style-name="T58">ניתן להוריד את התרגיל כקובץ וורד ולענות בגוף התרגיל.</text:span></text:p>
      <text:p text:style-name="P41"/>
      <text:p text:style-name="Heading_20_2"><text:span text:style-name="T54">א</text:span>. הכנה</text:p>
      <text:p text:style-name="P37">ודאו שיש לכם גישה למערכת <text:span text:style-name="T15">לינוקס</text:span>. אפשר להשתמש במחשבים בבניין 9 קומה 3, או להתקין על המחשב<text:span text:style-name="T15"> שלכם: https://itsfoss.com/install-ubuntu-dual-boot-mode-windows/</text:span>, או להתקין <text:span text:style-name="T15">אובונטו </text:span>על <text:span text:style-name="T15">דיסק-און-קי</text:span>: <text:span text:style-name="T15"><text:s/></text:span>http://unetbootin.github.io <text:span text:style-name="T16">, או להשתמש באתר כגון c9.io.</text:span></text:p>
      <text:p text:style-name="P38">ודאו שיש לכם קומפיילר טוב ל-c++. מומלץ להתקין <text:s/><text:span text:style-name="T14">clang++-5.0. ניתן להתקין ע"י הרצת הפקודה הבאה במסוף של אובונטו:</text:span></text:p>
      <text:p text:style-name="P42">sudo apt install clang++-5.0</text:p>
      <text:p text:style-name="P3"><text:span text:style-name="T54">ב</text:span>. <text:span text:style-name="T17">תוכנית מינימלית</text:span></text:p>
      <text:p text:style-name="P40">כיתבו<text:span text:style-name="T17"> תוכנית ++C מינימלית: <text:s/></text:span></text:p>
      <text:p text:style-name="P55">int main () { return 1234; }</text:p>
      <text:p text:style-name="P9"><text:span text:style-name="T55">1</text:span>. קמפלו והריצו את התוכנית. בידקו את הערך המוחזר ממנה<text:span text:style-name="T18"> למערכת ההפעלה</text:span> ע"י:</text:p>
      <text:p text:style-name="P43">echo $?</text:p>
      <text:p text:style-name="P9">מהו הערך המוחזר ומדוע?</text:p>
      <text:p text:style-name="P10"/>
      <text:p text:style-name="P9"><text:span text:style-name="T55">2</text:span>. <text:span text:style-name="T17">קמפלו </text:span>את התוכנית <text:span text:style-name="T17">לאסמבלר ע"י:</text:span></text:p>
      <text:p text:style-name="P45"><text:span text:style-name="T29">clang++-5.0 <text:s/>--assemble <text:s/></text:span><text:span text:style-name="T30">-fno-asynchronous-unwind-tables <text:line-break/></text:span><text:span text:style-name="T32"> <text:s text:c="8"/></text:span><text:span text:style-name="T30">-fno-exceptions -fno-rtti -fverbose-asm</text:span><text:span text:style-name="T31"> </text:span><text:span text:style-name="T17"><text:s/>&lt;filename&gt;.cpp</text:span></text:p>
      <text:p text:style-name="P21">(הדגלים המתחילים ב-f אומרים לקומפיילר ליצור קוד אסמבלי נקי יותר - בלי הערות מיותרות).</text:p>
      <text:p text:style-name="P7"><text:span text:style-name="T48">קיראו את קוד האסמבלי שהתקבל. </text:span>מה <text:span text:style-name="T56">לדעתכם </text:span>משמעות השורות שמתחילות בנקודה (.)? </text:p>
      <text:p text:style-name="P56">3. איזה מהשורות הללו אפשר למחוק בלי לשנות את התוצאה?</text:p>
      <text:p text:style-name="P8">(הערה: כדי לקמפל קובץ בשפת אסמבלי אפשר להשתמש ב-clang כרגיל בלי הדגל <text:span text:style-name="T19">--assemble</text:span>).</text:p>
      <text:p text:style-name="P11"><text:span text:style-name="T57">4</text:span>.<text:span text:style-name="T20"> איזה פעולה באסמבלי משמשת להחזרת מספר שלם כלשהו מתוך פונקציה?</text:span></text:p>
      <text:p text:style-name="P11"/>
      <text:p text:style-name="P11"><text:soft-page-break/></text:p>
      <text:p text:style-name="P4"><text:span text:style-name="T54">ג</text:span>. <text:span text:style-name="T21">משתנים מקומיים</text:span></text:p>
      <text:p text:style-name="P12">שנו את <text:span text:style-name="T33">הקוד בתוך main </text:span>ל:</text:p>
      <text:p text:style-name="P44">int i=2<text:span text:style-name="T25">, j=3, k=i+j; return k;</text:span></text:p>
      <text:p text:style-name="P13"><text:span text:style-name="T57">5. </text:span>קמפלו <text:span text:style-name="T34">וקיראו</text:span> את הקוד. איפה נמצאים המשתנים i, j, k? </text:p>
      <text:p text:style-name="P15"><text:span text:style-name="T57">6</text:span>. <text:span text:style-name="T26">לפי התשובה לסעיף א, </text:span>מה לדעתכם המשמעות ש<text:span text:style-name="T27">ל %rbp</text:span>?</text:p>
      <text:p text:style-name="P15"><text:span text:style-name="T57">7</text:span>. <text:span text:style-name="T26">לפי התשובה לסעיף ב והקוד, מה לדעתכם המשמעות של %rsp?</text:span></text:p>
      <text:p text:style-name="P17"><text:span text:style-name="T57">8</text:span>. <text:span text:style-name="T38">איזו </text:span>פקודת אסמבלי משמשת לחיבור מספרים שלמים?</text:p>
      <text:p text:style-name="P18"><text:span text:style-name="T57">9</text:span>.<text:span text:style-name="T38"> איזו </text:span>פקודת אסמבלי משמשת <text:span text:style-name="T38">לכפל </text:span>מספרים שלמים?</text:p>
      <text:p text:style-name="P19"><text:span text:style-name="T57">10</text:span>. איזו פקודת אסמבלי משמשת לחילוק מספרים שלמים?</text:p>
      <text:p text:style-name="P19"><text:span text:style-name="T57">11</text:span>. איזו פקודת אסמבלי משמשת למציאת שארית בין מספרים שלמים? איך זה מסתדר עם סעיף ו?</text:p>
      <text:p text:style-name="P19"/>
      <text:p text:style-name="P5"><text:span text:style-name="T54">ד</text:span>. <text:span text:style-name="T21">משתנים גלובליים</text:span></text:p>
      <text:p text:style-name="P39"><text:span text:style-name="T35">הוציאו </text:span>את <text:span text:style-name="T37">השורה </text:span>"<text:span text:style-name="T21">int i=2, j=3, k=i+j;</text:span>" <text:span text:style-name="T35">מתוך main והדביקו מעל main</text:span>:</text:p>
      <text:p text:style-name="P46">int i=2, j=3, k=i+j;<text:span text:style-name="T39"> </text:span></text:p>
      <text:p text:style-name="P49"><text:span text:style-name="T22">int main() {</text:span><text:span text:style-name="T23"> </text:span><text:span text:style-name="T24">return k; </text:span><text:span text:style-name="T22">}</text:span></text:p>
      <text:p text:style-name="P50"/>
      <text:p text:style-name="P14"><text:span text:style-name="T57">12. </text:span>קמפלו <text:span text:style-name="T34">וקיראו</text:span> את הקוד. איפה נמצאים המשתנים i, j, k<text:span text:style-name="T35"> עכשיו?</text:span></text:p>
      <text:p text:style-name="P16"><text:span text:style-name="T57">13</text:span>.<text:span text:style-name="T36"> כמה ואיזה פונקציות נוספו לקוד עכשיו, מלבד הפונקציה main? מדוע הן נוספו?</text:span></text:p>
      <text:p text:style-name="P20"/>
      <text:p text:style-name="P6"><text:span text:style-name="T54">ה</text:span>. <text:span text:style-name="T40">פונקציות</text:span></text:p>
      <text:p text:style-name="P57">כיתבו את התוכנית הבאה:</text:p>
      <text:p text:style-name="P47">int <text:span text:style-name="T43">triple</text:span>(int x) {<text:span text:style-name="T41"> <text:s text:c="2"/></text:span>return <text:span text:style-name="T43">3</text:span>*x;<text:span text:style-name="T41"> <text:s/></text:span>}</text:p>
      <text:p text:style-name="P48">int main() {<text:span text:style-name="T41"> <text:s/></text:span>return <text:span text:style-name="T43">triple</text:span>(<text:span text:style-name="T49">1111</text:span>);<text:span text:style-name="T41"> </text:span>}</text:p>
      <text:p text:style-name="P26"/>
      <text:p text:style-name="P27"><text:span text:style-name="T57">14</text:span>. קמפלו וקיראו את הקוד. <text:span text:style-name="T44">איזו פקודת אסמבלי משמשת לקריאה לפונקציה?</text:span></text:p>
      <text:p text:style-name="P27"/>
      <text:p text:style-name="P30"><text:span text:style-name="T57">15</text:span>. מדוע הפונקציה נקראת triplei ולא רק triple? </text:p>
      <text:p text:style-name="P26"/>
      <text:p text:style-name="P26"><text:span text:style-name="T57">16</text:span>. מה צריך <text:span text:style-name="T42">לעשות כדי ששם הפונקציה באסמבלי ישתנה ל-tripled (בלי לשנות את פעולתה)? <text:s/>triplec? triplel?<text:line-break/></text:span></text:p>
      <text:p text:style-name="P31"><text:span text:style-name="T57">17</text:span>. שנו את סיומת הקובץ מ-cpp ל-c, וקמפלו אותו <text:span text:style-name="T45">שוב </text:span>בתוספת הדגל <text:span text:style-name="T1">ObjC-</text:span><text:span text:style-name="T2"> </text:span><text:span text:style-name="T7">(בנוסף לכל הדגלים שהעברתם קודם)</text:span>.<text:span text:style-name="T45"> הדגל הזה אומר לקומפיילר להתייחס לקובץ כאל תוכנית בשפת Objective C. לצורך התוכנית שלנו, השפה הזאת שקולה לשפת סי שאתם מכירים. <text:s text:c="3"/>מדוע הפונקציה נקראת עכשיו רק triple בלי תוספת?</text:span></text:p>
      <text:p text:style-name="P26"/>
      <text:p text:style-name="Heading_20_2"><text:soft-page-break/><text:span text:style-name="T54">ו</text:span>. <text:span text:style-name="T42">אינליין</text:span></text:p>
      <text:p text:style-name="P24"><text:span text:style-name="T57">18</text:span>. <text:span text:style-name="T5">היפכו את ה</text:span>פונקציה <text:span text:style-name="T46">triple</text:span> <text:span text:style-name="T5">ל-inline כפי שנלמד בשיעור, </text:span>וקמפלו שוב. מה ההבדלים בקוד האסמבלי שהתקבל?<text:span text:style-name="T4"> </text:span></text:p>
      <text:p text:style-name="P24"/>
      <text:p text:style-name="P51">19. איך זה מסתדר עם מה שלמדנו בכיתה על inline?</text:p>
      <text:p text:style-name="P22"/>
      <text:p text:style-name="P23"/>
      <text:p text:style-name="Heading_20_2"><text:span text:style-name="T54">ז</text:span>. <text:span text:style-name="T47">אופטימיזציות</text:span></text:p>
      <text:p text:style-name="P32">בסעיף זה יש להוסיף לקימפול <text:span text:style-name="T50">את הדגל </text:span><text:span text:style-name="T3">O2- </text:span><text:span text:style-name="T8">(בנוסף ל assemble--). </text:span><text:span text:style-name="T9"><text:s/>הדגל אומר לקומפיילר לבצע אופטימיזציות שונות על הקוד.</text:span></text:p>
      <text:p text:style-name="P52"/>
      <text:p text:style-name="P25"><text:span text:style-name="T57">20</text:span>. <text:span text:style-name="T50">הורידו את ה-inline מהפוקנציה triple וקמפלו את התוכנית. איך השפיע הדגל O2 על הפונקציה main?</text:span></text:p>
      <text:p text:style-name="P25"/>
      <text:p text:style-name="P33"><text:span text:style-name="T57">21</text:span>. איך השפיע הדגל<text:span text:style-name="T52"> O2</text:span> על הפונקציה triple?<text:span text:style-name="T51"> </text:span></text:p>
      <text:p text:style-name="P33"/>
      <text:p text:style-name="P34"><text:span text:style-name="T57">22. הוסיפו בחזרה את inline לפונקציה triple וקמפלו שוב. </text:span>איך השפיע<text:span text:style-name="T53">ה הוספת </text:span>inline על הפונקציה main?</text:p>
      <text:p text:style-name="P33"/>
      <text:p text:style-name="P33"><text:span text:style-name="T57">23</text:span>. איך השפיע<text:span text:style-name="T53">ה הוספת</text:span> inline על הפונקציה triple?</text:p>
      <text:p text:style-name="P28"/>
      <text:p text:style-name="P29"><text:span text:style-name="T57">24</text:span>. <text:span text:style-name="T6">נסו לשנות את הקוד של הפונקציה triple כך שיהיה מסובך יותר והקומפיילר לא יוכל "להעלים" אותו. מהו הקוד הכי פשוט שהצלחתם ליצור, שהוא מסובך מדי בשביל האופטימיזציה של הקומפיילר?</text:span></text:p>
      <text:p text:style-name="P29"/>
      <text:p text:style-name="P29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shadow="none" style:writing-mode="rl-tb"/>
      <style:text-properties fo:color="#3333ff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6T08:36:43.941301338</dc:date>
    <meta:editing-duration>P7DT15H27M23S</meta:editing-duration>
    <meta:editing-cycles>936</meta:editing-cycles>
    <meta:document-statistic meta:table-count="0" meta:image-count="0" meta:object-count="0" meta:page-count="3" meta:paragraph-count="57" meta:word-count="617" meta:character-count="3688" meta:non-whitespace-character-count="3094"/>
  </office:meta>
</office:document-meta>
</file>